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z ea font" svg:font-family="'az ea font', 'Segoe UI', 'az font', system-ui, apple-system, BlinkMacSystemFont, Roboto, Oxygen, Ubuntu, Cantarell, 'Open Sans', 'Helvetica Neue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4578" style:font-name="az ea font" fo:font-size="10.5pt" fo:letter-spacing="normal" fo:font-style="normal" style:text-underline-style="solid" style:text-underline-width="auto" style:text-underline-color="font-color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httpapivr.azurewebsites.net/" office:target-frame-name="_blank" xlink:show="new" text:style-name="Internet_20_link" text:visited-style-name="Visited_20_Internet_20_Link"><text:span text:style-name="T1">httpapivr.azurewebsites.net</text:span>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z ea font" svg:font-family="'az ea font', 'Segoe UI', 'az font', system-ui, apple-system, BlinkMacSystemFont, Roboto, Oxygen, Ubuntu, Cantarell, 'Open Sans', 'Helvetica Neue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5M12S</meta:editing-duration>
    <meta:editing-cycles>4</meta:editing-cycles>
    <meta:generator>LibreOffice/5.3.3.2$Windows_X86_64 LibreOffice_project/3d9a8b4b4e538a85e0782bd6c2d430bafe583448</meta:generator>
    <dc:date>2021-06-20T14:29:50.034000000</dc:date>
    <meta:document-statistic meta:table-count="0" meta:image-count="0" meta:object-count="0" meta:page-count="1" meta:paragraph-count="1" meta:word-count="1" meta:character-count="28" meta:non-whitespace-character-count="27"/>
    <meta:user-defined meta:name="Info 1"/>
    <meta:user-defined meta:name="Info 2"/>
    <meta:user-defined meta:name="Info 3"/>
    <meta:user-defined meta:name="Info 4"/>
  </office:meta>
</office:document-meta>
</file>